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Tendência de baixa – dados customizados</text:p>
          </table:table-cell>
          <table:table-cell table:style-name="ce2" office:value-type="string" calcext:value-type="string">
            <text:p>Tendência de baixa – dados diários</text:p>
          </table:table-cell>
          <table:table-cell table:style-name="ce2"/>
        </table:table-row>
        <table:table-row table:style-name="ro1">
          <table:table-cell/>
          <table:table-cell office:value-type="date" office:date-value="2018-12-05" calcext:value-type="date">
            <text:p>05/12/18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date" office:date-value="2019-04-08" calcext:value-type="date">
            <text:p>08/04/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date" office:date-value="2019-07-15" calcext:value-type="date">
            <text:p>15/07/1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date" office:date-value="2021-06-30" calcext:value-type="date">
            <text:p>30/06/21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Tendência de alta – dados customizados</text:p>
          </table:table-cell>
          <table:table-cell table:style-name="ce2" office:value-type="string" calcext:value-type="string">
            <text:p>Tendência de alta – dados diários</text:p>
          </table:table-cell>
          <table:table-cell/>
        </table:table-row>
        <table:table-row table:style-name="ro1">
          <table:table-cell/>
          <table:table-cell office:value-type="date" office:date-value="2018-06-25" calcext:value-type="date">
            <text:p>25/06/1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9-08-26" calcext:value-type="date">
            <text:p>26/08/1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6" calcext:value-type="date">
            <text:p>16/04/2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2-07-05" calcext:value-type="date">
            <text:p>05/07/2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8T12:43:09.835000000</meta:creation-date>
    <dc:date>2023-02-18T15:22:59.742000000</dc:date>
    <meta:editing-duration>PT2H39M53S</meta:editing-duration>
    <meta:editing-cycles>6</meta:editing-cycles>
    <meta:generator>LibreOffice/7.4.0.3$Windows_X86_64 LibreOffice_project/f85e47c08ddd19c015c0114a68350214f7066f5a</meta:generator>
    <meta:document-statistic meta:table-count="1" meta:cell-count="37" meta:object-count="0"/>
  </office:meta>
</office:document-meta>
</file>